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21d9"/>
    </style:style>
    <style:style style:name="P2" style:family="paragraph" style:parent-style-name="Preformatted_20_Text">
      <style:text-properties officeooo:rsid="0017836f" officeooo:paragraph-rsid="001783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Launch an EKS Cluster:</text:p>
      <text:p text:style-name="Preformatted_20_Text">==========================</text:p>
      <text:p text:style-name="Preformatted_20_Text"/>
      <text:p text:style-name="Preformatted_20_Text"># Setup Kubernetes on Amazon EKS</text:p>
      <text:p text:style-name="Preformatted_20_Text"/>
      <text:p text:style-name="Preformatted_20_Text">You can follow same procedure in the official <text:s/>AWS document [Getting started with Amazon EKS – eksctl](https://docs.aws.amazon.com/eks/latest/userguide/getting-started-eksctl.html) <text:s text:c="2"/></text:p>
      <text:p text:style-name="Preformatted_20_Text"/>
      <text:p text:style-name="Preformatted_20_Text">#### Pre-requisites: </text:p>
      <text:p text:style-name="Preformatted_20_Text"><text:s text:c="2"/>- an EC2 Instance (Kubernetes Management Host)</text:p>
      <text:p text:style-name="Preformatted_20_Text"><text:s text:c="2"/>- IAM Role assigned to this management host</text:p>
      <text:p text:style-name="Preformatted_20_Text"><text:s text:c="2"/>- kubectl </text:p>
      <text:p text:style-name="Preformatted_20_Text"><text:s text:c="2"/>- eksctl </text:p>
      <text:p text:style-name="Preformatted_20_Text"/>
      <text:p text:style-name="Preformatted_20_Text"># </text:p>
      <text:p text:style-name="Preformatted_20_Text">1. Install and setup kubectl on Management host</text:p>
      <text:p text:style-name="Preformatted_20_Text"><text:s text:c="3"/>a. Download kubectl version 1.19.6 </text:p>
      <text:p text:style-name="Preformatted_20_Text"><text:s text:c="3"/>b. Grant execution permissions to kubectl executable <text:s text:c="2"/></text:p>
      <text:p text:style-name="Preformatted_20_Text"><text:s text:c="3"/>c. Move kubectl onto /usr/local/bin <text:s text:c="2"/></text:p>
      <text:p text:style-name="Preformatted_20_Text"><text:s text:c="3"/>d. Test that your kubectl installation was successful <text:s text:c="2"/></text:p>
      <text:p text:style-name="Preformatted_20_Text"><text:s text:c="4"/></text:p>
      <text:p text:style-name="Preformatted_20_Text"><text:s text:c="3"/>```sh </text:p>
      <text:p text:style-name="Preformatted_20_Text"><text:s text:c="3"/>curl -o kubectl https://amazon-eks.s3.us-west-2.amazonaws.com/1.19.6/2021-01-05/bin/linux/amd64/kubectl</text:p>
      <text:p text:style-name="Preformatted_20_Text"><text:s text:c="3"/>chmod +x ./kubectl</text:p>
      <text:p text:style-name="Preformatted_20_Text"><text:s text:c="3"/>mv ./kubectl /usr/local/bin </text:p>
      <text:p text:style-name="Preformatted_20_Text"><text:s text:c="3"/>kubectl version --short --client</text:p>
      <text:p text:style-name="Preformatted_20_Text"><text:s text:c="3"/>```</text:p>
      <text:p text:style-name="Preformatted_20_Text"/>
      <text:p text:style-name="Preformatted_20_Text"><text:s text:c="3"/>Link : https://docs.aws.amazon.com/eks/latest/userguide/install-kubectl.html</text:p>
      <text:p text:style-name="Preformatted_20_Text"/>
      <text:p text:style-name="Preformatted_20_Text"/>
      <text:p text:style-name="Preformatted_20_Text">2. Install and setup eksctl on Management Host <text:s text:c="2"/></text:p>
      <text:p text:style-name="Preformatted_20_Text"><text:s text:c="3"/>a. Download and extract the latest release <text:s text:c="2"/></text:p>
      <text:p text:style-name="Preformatted_20_Text"><text:s text:c="3"/>b. Move the extracted binary to /usr/local/bin <text:s text:c="2"/></text:p>
      <text:p text:style-name="Preformatted_20_Text"><text:s text:c="3"/>c. Test that your eksclt installation was successful <text:s text:c="2"/></text:p>
      <text:p text:style-name="Preformatted_20_Text"><text:s text:c="3"/>```sh</text:p>
      <text:p text:style-name="Preformatted_20_Text"><text:s text:c="3"/>curl --silent --location "https://github.com/weaveworks/eksctl/releases/latest/download/eksctl_$(uname -s)_amd64.tar.gz" | tar xz -C /tmp</text:p>
      <text:p text:style-name="Preformatted_20_Text"><text:s text:c="3"/>sudo mv /tmp/eksctl /usr/local/bin</text:p>
      <text:p text:style-name="Preformatted_20_Text"><text:s text:c="3"/>eksctl version</text:p>
      <text:p text:style-name="Preformatted_20_Text"><text:s text:c="3"/>```</text:p>
      <text:p text:style-name="Preformatted_20_Text"/>
      <text:p text:style-name="Preformatted_20_Text">curl --silent --location "https://github.com/weaveworks/eksctl/releases/latest/download/eksctl_$(uname -s)_amd64.tar.gz" | tar xz -C /tmp</text:p>
      <text:p text:style-name="Preformatted_20_Text">sudo mv /tmp/eksctl /usr/local/bin</text:p>
      <text:p text:style-name="Preformatted_20_Text"/>
      <text:p text:style-name="Preformatted_20_Text"/>
      <text:p text:style-name="Preformatted_20_Text"><text:s text:c="2"/>eksctl</text:p>
      <text:p text:style-name="Preformatted_20_Text">3. Create an IAM Role and attache it to EC2 instance Management Host <text:s/></text:p>
      <text:p text:style-name="Preformatted_20_Text"><text:s text:c="3"/>`Note: create IAM user with programmatic access if your bootstrap system is outside of AWS` <text:s text:c="2"/></text:p>
      <text:p text:style-name="Preformatted_20_Text"><text:s text:c="3"/>IAM user should have access to <text:s text:c="2"/></text:p>
      <text:p text:style-name="Preformatted_20_Text"><text:s text:c="3"/>IAM <text:s text:c="2"/></text:p>
      <text:p text:style-name="Preformatted_20_Text"><text:s text:c="3"/>EC2 <text:s text:c="2"/></text:p>
      <text:p text:style-name="Preformatted_20_Text"><text:s text:c="3"/>VPC <text:s text:c="3"/></text:p>
      <text:p text:style-name="Preformatted_20_Text"><text:s text:c="3"/>CloudFormation</text:p>
      <text:p text:style-name="Preformatted_20_Text"/>
      <text:p text:style-name="Preformatted_20_Text">4. Create EKS cluster and nodes from EC2 Management Host</text:p>
      <text:p text:style-name="Preformatted_20_Text"><text:s text:c="3"/>```sh</text:p>
      <text:p text:style-name="Preformatted_20_Text"><text:soft-page-break/><text:s text:c="3"/>eksctl create cluster --name cluster-name <text:s/>\</text:p>
      <text:p text:style-name="Preformatted_20_Text"><text:s text:c="3"/>--region region-name \</text:p>
      <text:p text:style-name="Preformatted_20_Text"><text:s text:c="3"/>--node-type instance-type \</text:p>
      <text:p text:style-name="Preformatted_20_Text"><text:s text:c="3"/>--nodes-min 2 \</text:p>
      <text:p text:style-name="Preformatted_20_Text"><text:s text:c="3"/>--nodes-max 2 \ </text:p>
      <text:p text:style-name="Preformatted_20_Text"><text:s text:c="3"/>--zones &lt;AZ-1&gt;,&lt;AZ-2&gt;</text:p>
      <text:p text:style-name="Preformatted_20_Text"><text:s text:c="3"/></text:p>
      <text:p text:style-name="Preformatted_20_Text"><text:s text:c="3"/>example:</text:p>
      <text:p text:style-name="Preformatted_20_Text"><text:s text:c="3"/>eksctl create cluster --name my-lab-cluster --region ap-south-1 --node-type t2.medium </text:p>
      <text:p text:style-name="Preformatted_20_Text"><text:s text:c="4"/>```</text:p>
      <text:p text:style-name="Preformatted_20_Text"/>
      <text:p text:style-name="Preformatted_20_Text">my command: eksctl create cluster --name my-lab-cluster --region us-east-1 --node-type t2.medium</text:p>
      <text:p text:style-name="Preformatted_20_Text">if not specified also it will craet ethe 2 nodes (2 servers ) 2 ec2 instance </text:p>
      <text:p text:style-name="Preformatted_20_Text">5. To delete the EKS clsuter </text:p>
      <text:p text:style-name="Preformatted_20_Text"><text:s text:c="3"/>```sh </text:p>
      <text:p text:style-name="P1"><text:s text:c="3"/>eksctl delete cluster my-lab-cluster --region <text:s/>us-east-1</text:p>
      <text:p text:style-name="Preformatted_20_Text"><text:s text:c="3"/>```</text:p>
      <text:p text:style-name="Preformatted_20_Text"><text:s text:c="3"/></text:p>
      <text:p text:style-name="Preformatted_20_Text">6. Validate your cluster using by creating by checking nodes and by creating a pod </text:p>
      <text:p text:style-name="Preformatted_20_Text"><text:s text:c="3"/>```sh </text:p>
      <text:p text:style-name="Preformatted_20_Text"><text:s text:c="3"/>kubectl get nodes</text:p>
      <text:p text:style-name="Preformatted_20_Text"><text:s text:c="3"/>kubectl run pod tomcat --image=tomcat </text:p>
      <text:p text:style-name="Preformatted_20_Text"><text:s text:c="3"/>```</text:p>
      <text:p text:style-name="Preformatted_20_Text"/>
      <text:p text:style-name="Preformatted_20_Text"/>
      <text:p text:style-name="Preformatted_20_Text"/>
      <text:p text:style-name="Preformatted_20_Text">https://docs.aws.amazon.com/cli/latest/userguide/getting-started-install.html</text:p>
      <text:p text:style-name="Preformatted_20_Text"><text:a xlink:type="simple" xlink:href="https://docs.aws.amazon.com/eks/latest/userguide/install-kubectl.html" text:style-name="Internet_20_link" text:visited-style-name="Visited_20_Internet_20_Link">https://docs.aws.amazon.com/eks/latest/userguide/install-kubectl.html</text:a><text:line-break/><text:line-break/><text:line-break/></text:p>
      <text:p text:style-name="Preformatted_20_Text">----------------------------------------------------------------------</text:p>
      <text:p text:style-name="P2">helm install commands:</text:p>
      <text:p text:style-name="P2"><text:s/>curl -fsSL -o get_helm.sh <text:a xlink:type="simple" xlink:href="https://raw.githubusercontent.com/helm/helm/main/scripts/get-helm-3" text:style-name="Internet_20_link" text:visited-style-name="Visited_20_Internet_20_Link">https://raw.githubusercontent.com/helm/helm/main/scripts/get-helm-3</text:a><text:line-break/>chmod +x get-helm-3 and ./helm-3<text:line-break/>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3T20:59:15.101000000</dc:date>
    <meta:editing-duration>PT14M37S</meta:editing-duration>
    <meta:editing-cycles>1</meta:editing-cycles>
    <meta:document-statistic meta:table-count="0" meta:image-count="0" meta:object-count="0" meta:page-count="2" meta:paragraph-count="71" meta:word-count="346" meta:character-count="2922" meta:non-whitespace-character-count="2451"/>
    <meta:generator>LibreOffice/24.8.5.2$Windows_X86_64 LibreOffice_project/fddf2685c70b461e7832239a0162a77216259f22</meta:generator>
  </office:meta>
</office:document-meta>
</file>